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859cm" fo:min-width="4.577cm"/>
    </style:style>
    <style:style style:name="gr2" style:family="graphic" style:parent-style-name="standard">
      <style:graphic-properties draw:fill-color="#ff950e" draw:textarea-horizontal-align="justify" draw:textarea-vertical-align="middle" draw:auto-grow-height="false" fo:min-height="2.037cm" fo:min-width="4.326cm"/>
    </style:style>
    <style:style style:name="gr3" style:family="graphic" style:parent-style-name="standard">
      <style:graphic-properties draw:textarea-horizontal-align="justify" draw:textarea-vertical-align="middle" draw:auto-grow-height="false" fo:min-height="2.228cm" fo:min-width="6.29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037cm" fo:min-width="4.326cm"/>
    </style:style>
    <style:style style:name="gr6" style:family="graphic" style:parent-style-name="standard">
      <style:graphic-properties draw:stroke="none" svg:stroke-color="#000000" draw:fill="none" draw:fill-color="#ffffff" draw:textarea-horizontal-align="left" draw:auto-grow-height="true" draw:auto-grow-width="true" fo:min-height="13.261cm" fo:min-width="9.671cm"/>
    </style:style>
    <style:style style:name="gr7"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8" style:family="graphic" style:parent-style-name="objectwithoutfill">
      <style:graphic-properties draw:stroke="dash" draw:stroke-dash="Dashed_20__28_var_29_" svg:stroke-width="0.051cm" draw:marker-start-width="0.276cm" draw:marker-end="Arrow" draw:marker-end-width="0.376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false" fo:min-height="2.86cm" fo:min-width="0cm"/>
    </style:style>
    <style:style style:name="gr10" style:family="graphic" style:parent-style-name="objectwithoutfill">
      <style:graphic-properties draw:stroke="dash" draw:stroke-dash="Dashed_20__28_var_29_" svg:stroke-width="0.051cm" draw:marker-start-width="0.355cm" draw:marker-end="Arrow" draw:marker-end-width="0.457cm" draw:fill="none" draw:textarea-vertical-align="middle" fo:padding-top="0.15cm" fo:padding-bottom="0.15cm" fo:padding-left="0.275cm" fo:padding-right="0.275cm"/>
    </style:style>
    <style:style style:name="gr11" style:family="graphic" style:parent-style-name="standard">
      <style:graphic-properties draw:textarea-horizontal-align="justify" draw:textarea-vertical-align="middle" draw:auto-grow-height="false" fo:min-height="1.974cm" fo:min-width="2.404cm" fo:wrap-option="no-wrap"/>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loext:graphic-properties draw:fill-color="#ff950e"/>
      <style:paragraph-properties fo:text-align="center"/>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text-properties fo:font-size="28pt" style:text-underline-style="solid" style:text-underline-width="auto" style:text-underline-color="font-color" style:font-size-asian="28pt" style:font-size-complex="28pt"/>
    </style:style>
    <style:style style:name="P6" style:family="paragraph">
      <loext:graphic-properties draw:fill="none" draw:fill-color="#ffffff"/>
      <style:paragraph-properties fo:text-align="center"/>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8pt" style:text-underline-style="solid" style:text-underline-width="auto" style:text-underline-color="font-color" style:font-size-asian="28pt" style:font-size-complex="28pt"/>
    </style:style>
    <style:style style:name="T3" style:family="text">
      <style:text-properties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461cm" svg:height="3.492cm" svg:x="1.889cm" svg:y="8.811cm">
          <text:p text:style-name="P1"><text:span text:style-name="T1">Battery</text:span></text:p>
          <text:p text:style-name="P1"><text:span text:style-name="T1">Monitoring &amp;</text:span></text:p>
          <text:p text:style-name="P1"><text:span text:style-name="T1">Regulation</text:span></text:p>
          <draw:enhanced-geometry svg:viewBox="0 0 21600 21600" draw:glue-points="?f7 0 ?f6 ?f1 0 ?f10 ?f6 21600 ?f4 ?f10 21600 ?f9" draw:path-stretchpoint-x="10800" draw:path-stretchpoint-y="10800" draw:text-areas="0 ?f1 ?f4 ?f12" draw:type="cube" draw:modifiers="2380.2874743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xml:id="id2" draw:id="id2" draw:layer="layout" svg:width="5.588cm" svg:height="3.048cm" svg:x="9.001cm" svg:y="9.033cm">
          <text:p text:style-name="P1"><text:span text:style-name="T1">Wandboard</text:span></text:p>
          <text:p text:style-name="P1"><text:span text:style-name="T1">Quad</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3" draw:id="id3" draw:layer="layout" svg:width="7.62cm" svg:height="3.302cm" svg:x="7.985cm" svg:y="2.27cm">
          <text:p text:style-name="P1"><text:span text:style-name="T1">Avnet Wandcam</text:span></text:p>
          <text:p text:style-name="P1"><text:span text:style-name="T1">OV5640 Camera</text:span></text:p>
          <draw:enhanced-geometry svg:viewBox="0 0 21600 21600" draw:glue-points="?f7 0 ?f6 ?f1 0 ?f10 ?f6 21600 ?f4 ?f10 21600 ?f9" draw:path-stretchpoint-x="10800" draw:path-stretchpoint-y="10800" draw:text-areas="0 ?f1 ?f4 ?f12" draw:type="cube" draw:modifiers="2112.261580381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4" draw:layer="layout" svg:x1="7.35cm" svg:y1="10.557cm" svg:x2="9.001cm" svg:y2="10.557cm" draw:start-shape="id1" draw:start-glue-point="1" draw:end-shape="id2" draw:end-glue-point="3" svg:d="M7350 10557h1651" svg:viewBox="0 0 1652 1">
          <text:p/>
        </draw:connector>
        <draw:connector draw:style-name="gr4" draw:text-style-name="P4" draw:layer="layout" svg:x1="11.795cm" svg:y1="5.572cm" svg:x2="11.795cm" svg:y2="9.033cm" draw:start-shape="id3" draw:start-glue-point="2" draw:end-shape="id2" draw:end-glue-point="0" svg:d="M11795 5572v3461" svg:viewBox="0 0 1 3462">
          <text:p/>
        </draw:connector>
        <draw:custom-shape draw:style-name="gr5" draw:text-style-name="P2" xml:id="id4" draw:id="id4" draw:layer="layout" svg:width="5.588cm" svg:height="3.048cm" svg:x="1.825cm" svg:y="2.397cm">
          <text:p text:style-name="P1"><text:span text:style-name="T1">11.1V Li-Po</text:span></text:p>
          <text:p text:style-name="P1"><text:span text:style-name="T1">Battery</text:span></text:p>
          <draw:enhanced-geometry svg:viewBox="0 0 21600 21600" draw:glue-points="?f7 0 ?f6 ?f1 0 ?f10 ?f6 21600 ?f4 ?f10 21600 ?f9" draw:path-stretchpoint-x="10800" draw:path-stretchpoint-y="10800" draw:text-areas="0 ?f1 ?f4 ?f12" draw:type="cube" draw:modifiers="2359.0685470646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4" draw:layer="layout" svg:x1="4.619cm" svg:y1="5.445cm" svg:x2="4.619cm" svg:y2="8.811cm" draw:start-shape="id4" draw:start-glue-point="2" draw:end-shape="id1" draw:end-glue-point="0" svg:d="M4619 5445v3366" svg:viewBox="0 0 1 3367">
          <text:p/>
        </draw:connector>
        <draw:frame draw:style-name="gr6" draw:text-style-name="P5" draw:layer="layout" svg:width="10.171cm" svg:height="13.511cm" svg:x="16.494cm" svg:y="3.032cm">
          <draw:text-box>
            <text:p><text:span text:style-name="T2">Ubuntu Linux for ARM</text:span></text:p>
            <text:list text:style-name="L1">
              <text:list-header>
                <text:p><text:span text:style-name="T3"/></text:p>
              </text:list-header>
              <text:list-item>
                <text:p><text:span text:style-name="T3">ROS Framework</text:span></text:p>
                <text:list>
                  <text:list-item>
                    <text:p><text:span text:style-name="T3">Mapping</text:span></text:p>
                  </text:list-item>
                  <text:list-item>
                    <text:p><text:span text:style-name="T3">Localization</text:span></text:p>
                  </text:list-item>
                  <text:list-item>
                    <text:p><text:span text:style-name="T3">Navigation</text:span></text:p>
                  </text:list-item>
                  <text:list-item>
                    <text:p><text:span text:style-name="T3">Telemetry</text:span></text:p>
                  </text:list-item>
                </text:list>
                <text:p><text:span text:style-name="T3"/></text:p>
              </text:list-item>
              <text:list-item>
                <text:p><text:span text:style-name="T3">OpenCV</text:span></text:p>
                <text:list>
                  <text:list-item>
                    <text:p><text:span text:style-name="T3">Object detection</text:span></text:p>
                  </text:list-item>
                  <text:list-item>
                    <text:p><text:span text:style-name="T3">Face detection</text:span></text:p>
                  </text:list-item>
                  <text:list-item>
                    <text:p><text:span text:style-name="T3">Tracking</text:span></text:p>
                  </text:list-item>
                </text:list>
              </text:list-item>
            </text:list>
          </draw:text-box>
        </draw:frame>
        <draw:polyline draw:style-name="gr7" draw:text-style-name="P4" xml:id="id5" draw:id="id5" draw:layer="measurelines" svg:width="3.809cm" svg:height="3.555cm" draw:transform="rotate (1.5707963267949) translate (2.778cm 17.51cm)" svg:viewBox="0 0 3810 3556" draw:points="0,1778 3810,1778 3810,3556 2032,1778 3810,0 3810,1778">
          <text:p/>
        </draw:polyline>
        <draw:connector draw:style-name="gr8" draw:text-style-name="P4" draw:layer="measurelines" draw:line-skew="0.821cm" svg:x1="11.414cm" svg:y1="12.081cm" svg:x2="4.556cm" svg:y2="17.51cm" draw:start-shape="id2" draw:start-glue-point="7" draw:end-shape="id5" draw:end-glue-point="2" svg:d="M11414 12081v6826h-6858v-1397" svg:viewBox="0 0 6859 6827">
          <text:p/>
        </draw:connector>
        <draw:frame draw:style-name="gr9" draw:text-style-name="P6" draw:layer="measurelines" svg:width="4.803cm" svg:height="3.11cm" svg:x="5.849cm" svg:y="16.875cm">
          <draw:text-box>
            <text:p text:style-name="P1"><text:span text:style-name="T1">Telemetry</text:span></text:p>
            <text:p text:style-name="P1"><text:span text:style-name="T1">Over WiFi</text:span></text:p>
          </draw:text-box>
        </draw:frame>
        <draw:connector draw:style-name="gr10" draw:text-style-name="P4" draw:layer="measurelines" svg:x1="11.795cm" svg:y1="12.081cm" svg:x2="14.525cm" svg:y2="16.494cm" draw:start-shape="id2" draw:start-glue-point="2" draw:end-shape="id6" svg:d="M11795 12081v2207h2730v2206" svg:viewBox="0 0 2731 4414">
          <text:p/>
        </draw:connector>
        <draw:custom-shape draw:style-name="gr11" draw:text-style-name="P2" xml:id="id6" draw:id="id6" draw:layer="measurelines" svg:width="4.445cm" svg:height="3.429cm" svg:x="12.303cm" svg:y="16.494cm">
          <text:p text:style-name="P1"><text:span text:style-name="T1">Actuator</text:span></text:p>
          <text:p text:style-name="P1"><text:span text:style-name="T1">Contro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mes Maximoff</meta:initial-creator>
    <meta:creation-date>2016-01-08T10:34:45.727082526</meta:creation-date>
    <dc:date>2016-01-21T14:07:51.636217136</dc:date>
    <dc:creator>James Maximoff</dc:creator>
    <meta:editing-duration>PT16M</meta:editing-duration>
    <meta:editing-cycles>3</meta:editing-cycles>
    <meta:generator>LibreOffice/4.4.6.3$Linux_X86_64 LibreOffice_project/40m0$Build-3</meta:generator>
    <meta:document-statistic meta:object-count="13"/>
  </office:meta>
</office:document-meta>
</file>